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 svg:font-family="Arial"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office:font-face-decls>
  <office:automatic-styles>
    <style:style style:name="Table1" style:family="table">
      <style:table-properties style:width="6.8715in" fo:margin-left="-0.0785in" fo:margin-top="0in" fo:margin-bottom="0in" table:align="left" style:writing-mode="lr-tb"/>
    </style:style>
    <style:style style:name="Table1.A" style:family="table-column">
      <style:table-column-properties style:column-width="1.1208in"/>
    </style:style>
    <style:style style:name="Table1.B" style:family="table-column">
      <style:table-column-properties style:column-width="1.6563in"/>
    </style:style>
    <style:style style:name="Table1.C" style:family="table-column">
      <style:table-column-properties style:column-width="2.0729in"/>
    </style:style>
    <style:style style:name="Table1.D" style:family="table-column">
      <style:table-column-properties style:column-width="2.0208in"/>
    </style:style>
    <style:style style:name="Table1.1" style:family="table-row">
      <style:table-row-properties fo:keep-together="auto"/>
    </style:style>
    <style:style style:name="Table1.A1" style:family="table-cell">
      <style:table-cell-properties style:vertical-align="middle" fo:padding-left="0.0785in" fo:padding-right="0.075in" fo:padding-top="0in" fo:padding-bottom="0in" fo:border="0.5pt solid #000001" style:writing-mode="lr-tb"/>
    </style:style>
    <style:style style:name="Table1.2" style:family="table-row">
      <style:table-row-properties style:min-row-height="0.1528in" fo:keep-together="auto"/>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line-height="115%" fo:text-align="center" style:justify-single-word="false"/>
    </style:style>
    <style:style style:name="P3" style:family="paragraph" style:parent-style-name="Standard">
      <style:paragraph-properties fo:margin-top="0in" fo:margin-bottom="0in" loext:contextual-spacing="false" fo:line-height="108%"/>
    </style:style>
    <style:style style:name="P4" style:family="paragraph" style:parent-style-name="Standard" style:list-style-name="WWNum1">
      <style:paragraph-properties fo:margin-left="0.2957in" fo:margin-right="0in" fo:text-indent="-0.25in" style:auto-text-indent="false"/>
    </style:style>
    <style:style style:name="P5" style:family="paragraph" style:parent-style-name="Standard" style:list-style-name="WWNum3">
      <style:paragraph-properties fo:margin-left="0.5in" fo:margin-right="0in" fo:margin-top="0in" fo:margin-bottom="0in" loext:contextual-spacing="true" fo:line-height="100%" fo:text-indent="-0.25in" style:auto-text-indent="false"/>
    </style:style>
    <style:style style:name="P6" style:family="paragraph" style:parent-style-name="Standard" style:list-style-name="WWNum2">
      <style:paragraph-properties fo:margin-left="0.5in" fo:margin-right="0in" fo:margin-top="0in" fo:margin-bottom="0in" loext:contextual-spacing="true" fo:line-height="100%" fo:text-indent="-0.25in" style:auto-text-indent="false"/>
    </style:style>
    <style:style style:name="P7" style:family="paragraph" style:parent-style-name="Standard">
      <style:paragraph-properties fo:margin-left="0in" fo:margin-right="0in" fo:margin-top="0in" fo:margin-bottom="0.111in" loext:contextual-spacing="false" fo:line-height="108%" fo:text-indent="0.1972in" style:auto-text-indent="false"/>
    </style:style>
    <style:style style:name="P8" style:family="paragraph" style:parent-style-name="Standard">
      <style:paragraph-properties fo:margin-left="0in" fo:margin-right="0in" fo:margin-top="0in" fo:margin-bottom="0.111in" loext:contextual-spacing="false" fo:line-height="108%" fo:text-indent="0.1945in" style:auto-text-indent="false"/>
    </style:style>
    <style:style style:name="P9" style:family="paragraph" style:parent-style-name="Standard">
      <style:paragraph-properties fo:margin-left="0in" fo:margin-right="0in" fo:margin-top="0in" fo:margin-bottom="0.111in" loext:contextual-spacing="false" fo:line-height="108%" fo:text-indent="0.1917in" style:auto-text-indent="false"/>
    </style:style>
    <style:style style:name="P10" style:family="paragraph" style:parent-style-name="Standard">
      <style:paragraph-properties fo:margin-left="0in" fo:margin-right="0in" fo:margin-top="0in" fo:margin-bottom="0in" loext:contextual-spacing="false" fo:line-height="108%" fo:text-indent="0.1917in" style:auto-text-indent="false"/>
    </style:style>
    <style:style style:name="P11" style:family="paragraph" style:parent-style-name="Standard">
      <style:paragraph-properties fo:margin-top="0in" fo:margin-bottom="0.111in" loext:contextual-spacing="false" fo:line-height="108%"/>
    </style:style>
    <style:style style:name="P12" style:family="paragraph" style:parent-style-name="Standard">
      <style:paragraph-properties fo:margin-left="0.4445in" fo:margin-right="0in" fo:margin-top="0in" fo:margin-bottom="0in" loext:contextual-spacing="false" fo:line-height="108%" fo:text-indent="0in" style:auto-text-indent="false"/>
    </style:style>
    <style:style style:name="P13" style:family="paragraph" style:parent-style-name="Heading_20_1">
      <style:paragraph-properties fo:margin-top="0.278in" fo:margin-bottom="0.0835in" loext:contextual-spacing="false"/>
    </style:style>
    <style:style style:name="P14" style:family="paragraph" style:parent-style-name="Heading_20_3">
      <style:paragraph-properties fo:margin-top="0.222in" fo:margin-bottom="0.0555in" loext:contextual-spacing="false"/>
    </style:style>
    <style:style style:name="P15" style:family="paragraph" style:parent-style-name="Title" style:master-page-name="Standard">
      <style:paragraph-properties fo:margin-top="0in" fo:margin-bottom="0.0417in" loext:contextual-spacing="false" style:page-number="1"/>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color="#000000"/>
    </style:style>
    <style:style style:name="T4" style:family="text">
      <style:text-properties fo:background-color="#ffffff"/>
    </style:style>
    <style:style style:name="T5" style:family="text">
      <style:text-properties fo:font-size="12pt" fo:font-weight="bold" style:font-size-asian="12pt" style:font-weight-asian="bold" style:font-size-complex="12pt"/>
    </style:style>
    <style:style style:name="T6" style:family="text">
      <style:text-properties fo:font-size="9pt" style:font-size-asian="9pt" style:font-size-complex="9pt"/>
    </style:style>
    <style:style style:name="T7" style:family="text">
      <style:text-properties fo:font-size="9pt" fo:font-style="italic" style:font-size-asian="9pt" style:font-style-asian="italic" style:font-size-complex="9pt"/>
    </style:style>
    <style:style style:name="T8"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bookmark text:name="_gjdgxs"/><text:span text:style-name="T1">Psilocybin</text:span></text:p>
      <text:p text:style-name="P13"><text:bookmark text:name="_30j0zll"/><text:span text:style-name="T2">Přední strana</text:span></text:p>
      <text:p text:style-name="P14"><text:bookmark text:name="_1fob9te"/><text:span text:style-name="T3">Slangové názvy</text:span></text:p>
      <text:p text:style-name="P1">Houbičky, houby, klobouky, lysoně, hříbky</text:p>
      <text:p text:style-name="P14"><text:bookmark text:name="_3znysh7"/><text:span text:style-name="T3">Způsob užití</text:span></text:p>
      <text:p text:style-name="P1">Požitím (perorálně) – vstřebá se zhruba 50 % účinných látek</text:p>
      <text:p text:style-name="P14"><text:bookmark text:name="_2et92p0"/><text:span text:style-name="T3">Obvyklá dávka</text:span></text:p>
      <text:p text:style-name="P1"><text:span text:style-name="T1">Varování</text:span>: kvůli odlišnostem ve hmotnosti, toleranci a osobní citlivosti jednotlivých uživatelů a v neposlední řadě také kolísajícímu obsahu účinných látek v plodnicích je dávkování velice individuální.</text:p>
      <text:list xml:id="list2934475114557096540" text:style-name="WWNum1">
        <text:list-item>
          <text:p text:style-name="P4"><text:span text:style-name="T1"><office:annotation office:name="__Annotation__36_1869657861"><dc:creator>Martin Malec - Brozkeff</dc:creator><dc:date>2017-05-05T05:20:59</dc:date><text:p><text:span text:style-name="T8">doplňuji aspoň BP Kláry Gotvaldové</text:span></text:p></office:annotation></text:span><text:span text:style-name="T1"><office:annotation office:name="__Annotation__34_1869657861"><dc:creator>Jaroslav Farkaš</dc:creator><dc:date>2017-05-05T05:20:59</dc:date><text:p><text:span text:style-name="T8">ozdrojovať</text:span></text:p></office:annotation></text:span><text:span text:style-name="T1"><office:annotation office:name="__Annotation__32_1869657861"><dc:creator>Jaroslav Farkaš</dc:creator><dc:date>2016-09-09T03:36:00</dc:date><text:p><text:span text:style-name="T8">tak veľkosť plodníc je odlišná nie? Tak to na kusy nebude sedieť aj keby boli koncentrácie podobné</text:span></text:p></office:annotation></text:span><text:span text:style-name="T1"><office:annotation office:name="__Annotation__30_1869657861"><dc:creator>Standa Milotinský</dc:creator><dc:date>2016-09-09T03:36:00</dc:date><text:p><text:span text:style-name="T8">nemají to bohemicy podobně? Přijdou mi minimálně na moravě masivně známější a užívanější.</text:span></text:p></office:annotation></text:span><text:span text:style-name="T1">Lysohlávka kopinatá</text:span><office:annotation-end office:name="__Annotation__30_1869657861"/><office:annotation-end office:name="__Annotation__32_1869657861"/><office:annotation-end office:name="__Annotation__34_1869657861"/><office:annotation-end office:name="__Annotation__36_1869657861"/><text:span text:style-name="T1">, modrající, česká i tajemná </text:span><office:annotation office:name="__Annotation__74_1869657861"><dc:creator>Martin Malec - Brozkeff</dc:creator><dc:date>2017-05-05T05:20:59</dc:date><text:p><text:span text:style-name="T8">doplňuji aspoň BP Kláry Gotvaldové</text:span></text:p></office:annotation><office:annotation office:name="__Annotation__72_1869657861"><dc:creator>Jaroslav Farkaš</dc:creator><dc:date>2017-05-05T05:20:59</dc:date><text:p><text:span text:style-name="T8">ozdrojovať</text:span></text:p></office:annotation> (<text:span text:style-name="T2">Psilocybe semilanceata, cyanescens, bohemica, arcana</text:span>) obsahuje asi 0,5 - 1 % psilocybinu v sušině, menší plodnice zpravidla vyšší koncentraci [25], takže 1 g sušených lysohlávek kopinatých obsahuje až asi 10 mg psilocybinu. 20 mg psilocybinu, tedy vyšší střední dávka, pak odpovídá zhruba 25–60 plodnicím (dle velikosti).</text:p>
        </text:list-item>
        <text:list-item>
          <text:p text:style-name="P4">U <text:span text:style-name="T1">lysohlávky kubánské</text:span> (<text:span text:style-name="T2">Psilocybe cubensis</text:span>) může být obsah účinných látek ještě více variabilní (např. dle odrůdy nebo podmínek pěstování). Typicky se pohybuje kolem 0,6 % psilocybinu v sušině, avšak oproti lysohlávce kopinaté může mít vyšší obsah aktivního metabolitu psilocinu. Účinek tedy může být srovnatelně silný i silnější.</text:p>
        </text:list-item>
        <text:list-item>
          <text:p text:style-name="P4">Pozor: hmotnost čerstvých hub se bude oproti sušině výrazně lišit!</text:p>
        </text:list-item>
      </text:list>
      <text:p text:style-name="P1"/>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2"><text:span text:style-name="T1">Intenzita účinku</text:span></text:p>
          </table:table-cell>
          <table:table-cell table:style-name="Table1.A1" office:value-type="string">
            <text:p text:style-name="P2"><text:span text:style-name="T1">Obsah čistého psilocybinu</text:span></text:p>
          </table:table-cell>
          <table:table-cell table:style-name="Table1.A1" office:value-type="string">
            <text:p text:style-name="P2"><text:span text:style-name="T1">Množství sušené houby</text:span></text:p>
            <text:p text:style-name="P2">(<text:span text:style-name="T2">P. semilanceata</text:span>)</text:p>
          </table:table-cell>
          <table:table-cell table:style-name="Table1.A1" office:value-type="string">
            <text:p text:style-name="P2"><text:span text:style-name="T1">Množství sušené houby</text:span></text:p>
            <text:p text:style-name="P2">(<text:span text:style-name="T2">P. cubensis</text:span>)</text:p>
          </table:table-cell>
        </table:table-row>
        <table:table-row table:style-name="Table1.2">
          <table:table-cell table:style-name="Table1.A1" office:value-type="string">
            <text:p text:style-name="P2">slabá</text:p>
          </table:table-cell>
          <table:table-cell table:style-name="Table1.A1" office:value-type="string">
            <text:p text:style-name="P2">cca 3–10 mg</text:p>
          </table:table-cell>
          <table:table-cell table:style-name="Table1.A1" office:value-type="string">
            <text:p text:style-name="P2">0,3–1 g</text:p>
          </table:table-cell>
          <table:table-cell table:style-name="Table1.A1" office:value-type="string">
            <text:p text:style-name="P2">0,25–1 g</text:p>
          </table:table-cell>
        </table:table-row>
        <table:table-row table:style-name="Table1.1">
          <table:table-cell table:style-name="Table1.A1" office:value-type="string">
            <text:p text:style-name="P2">střední</text:p>
          </table:table-cell>
          <table:table-cell table:style-name="Table1.A1" office:value-type="string">
            <text:p text:style-name="P2">cca 10–25 mg</text:p>
          </table:table-cell>
          <table:table-cell table:style-name="Table1.A1" office:value-type="string">
            <text:p text:style-name="P2">1–2,5 g</text:p>
          </table:table-cell>
          <table:table-cell table:style-name="Table1.A1" office:value-type="string">
            <text:p text:style-name="P2">1–3 g</text:p>
          </table:table-cell>
        </table:table-row>
        <table:table-row table:style-name="Table1.1">
          <table:table-cell table:style-name="Table1.A1" office:value-type="string">
            <text:p text:style-name="P2">silná</text:p>
          </table:table-cell>
          <table:table-cell table:style-name="Table1.A1" office:value-type="string">
            <text:p text:style-name="P2">více než 25 mg</text:p>
          </table:table-cell>
          <table:table-cell table:style-name="Table1.A1" office:value-type="string">
            <text:p text:style-name="P2">více než 2,5 g</text:p>
          </table:table-cell>
          <table:table-cell table:style-name="Table1.A1" office:value-type="string">
            <text:p text:style-name="P2">více než 3 g<office:annotation-end office:name="__Annotation__72_1869657861"/><office:annotation-end office:name="__Annotation__74_1869657861"/></text:p>
          </table:table-cell>
        </table:table-row>
      </table:table>
      <text:p text:style-name="P1"><text:soft-page-break/></text:p>
      <text:p text:style-name="P14"><text:bookmark text:name="_tyjcwt"/><text:span text:style-name="T3">Průběh</text:span></text:p>
      <text:p text:style-name="P1">Nástup účinku: za 15–60 minut od konzumace</text:p>
      <text:p text:style-name="P1">Celková doba trvání účinku: 4–7 hodin</text:p>
      <text:p text:style-name="P1">Nástupní fáze: 15–30 minut</text:p>
      <text:p text:style-name="P1">Vrcholná fáze: 2–4 hodiny</text:p>
      <text:p text:style-name="P1">Sestupná fáze: 1–3 hodiny</text:p>
      <text:p text:style-name="P1"/>
      <text:p text:style-name="P1"/>
      <text:p text:style-name="P1"/>
      <text:p text:style-name="P1"/>
      <text:p text:style-name="P14"><text:bookmark text:name="_3dy6vkm"/><text:span text:style-name="T3">Účinky na psychiku</text:span></text:p>
      <text:p text:style-name="P1"/>
      <text:p text:style-name="P1">- zesílení emočního prožívání</text:p>
      <text:p text:style-name="P1">- změněné vnímání času</text:p>
      <text:p text:style-name="P1">- myšlení v abstraktních konceptech přesahujících jazyk</text:p>
      <text:p text:style-name="P1">- narušení procedurální paměti</text:p>
      <text:p text:style-name="P1">- změna vnímání vlastního já (ve vyšších dávkách vedoucí až pocitu ztráty ega)</text:p>
      <text:p text:style-name="P1">- pocity jednoty a propojení</text:p>
      <text:p text:style-name="P1">- změna zrakového vnímání a zvýraznění barev</text:p>
      <text:p text:style-name="P1">- synestézie (prolínání smyslových vjemů)</text:p>
      <text:p text:style-name="P1"><text:soft-page-break/>- bujná představivost a snové vize</text:p>
      <text:p text:style-name="P1">- ve velkých dávkách pocity splynutí s vesmírem, pocit dosáhnutí osvícení, mystické zážitky aj...</text:p>
      <text:p text:style-name="P1">- ztráta kontaktu s konsenzuální realitou (v extrémních případech může vést k nevývratným přesvědčením o vnějším světě, tzv. bludům)</text:p>
      <text:p text:style-name="P1">- vztahovačnost, která může přejít až v pocity strachu, pronásledování (paranoiu)</text:p>
      <text:p text:style-name="P14"><text:bookmark text:name="_1t3h5sf"/><text:span text:style-name="T3">Tělesné účinky</text:span></text:p>
      <text:p text:style-name="P1">- nutkavé zívání (zejména při nástupu účinku)</text:p>
      <text:p text:style-name="P1">- nevolnost až zvracení (zejména při nástupu účinku)</text:p>
      <text:p text:style-name="P1">- návaly tepla a chladu (zejména při nástupu účinku)</text:p>
      <text:p text:style-name="P1">- nucení na močení/stolici (zejména při nástupu účinku)</text:p>
      <text:p text:style-name="P1">- slzení, nadměrné slinění, rýma</text:p>
      <text:p text:style-name="P1">- bolest hlavy</text:p>
      <text:p text:style-name="P1">- změny vnímání gravitace</text:p>
      <text:p text:style-name="P1">- rozšíření zornic</text:p>
      <text:p text:style-name="P1">- v extrémně vysokých dávkách může vyvolat třes, závratě, slabost, ospalost, zívání, parestezie (<text:span text:style-name="T4">brnění, mravenčení, apod.</text:span>)</text:p>
      <text:p text:style-name="P1"/>
      <text:p text:style-name="P14"><text:bookmark text:name="_4d34og8"/><text:span text:style-name="T3">Nebezpečné kombinace</text:span></text:p>
      <text:list xml:id="list8048414117124371169" text:style-name="WWNum3">
        <text:list-item>
          <text:p text:style-name="P5"><office:annotation office:name="__Annotation__204_1869657861"><dc:creator>Jan Tichý</dc:creator><dc:date>2017-05-05T00:17:23</dc:date><text:p><text:span text:style-name="T8">souhlas.</text:span></text:p><text:p/><text:p><text:span text:style-name="T8">změnil jsem interpunkci, jinak ok.</text:span></text:p></office:annotation><office:annotation office:name="__Annotation__202_1869657861"><dc:creator>Jaroslav Farkaš</dc:creator><dc:date>2017-05-05T00:08:41</dc:date><text:p><text:span text:style-name="T8">To "teoreticky" som vyhodil, ak je nejaké riziko teoreticky, ľudia ho väčšinou vôbec neberú do úvahy, takže som nechal, že "může dojít..." Pozri ako som upravil ten text, či to tak môže byť tu v psilo a rovnako aj v LSD.</text:span></text:p></office:annotation><office:annotation office:name="__Annotation__200_1869657861"><dc:creator>Jan Tichý</dc:creator><dc:date>2017-05-04T23:59:10</dc:date><text:p><text:span text:style-name="T8">Je to takové balancování mezi evidence-based fakty a informovanou opatrností. Do textu jsem navrhl formulaci s tím, že je to teoreticky možné. Pokud chceme být opatrnější, nechme tu původní.</text:span></text:p><text:p/><text:p><text:span text:style-name="T8">Jediné psychedelikum, které jsem viděl konkrétně zmíněné u 5-HT syndromu, bylo LSD. Takže otázka, jestli u LSD nechceme dát opatrnější formulaci, tady jen něco jako že je to "teoreticky možné".</text:span></text:p><text:p/><text:p><text:span text:style-name="T8">Tady jedna citace klin. reportu LSD+SSRI, ale k článku nemám přístup.</text:span></text:p><text:p/><text:p><text:span text:style-name="T8">Francis B, Harchelroad F (1996). "LSD/Fluoxetine induced serotonin syndrome". J Toxicol Clin Toxicol. 34 (5): 560. doi:10.3109/15563659609028019.</text:span></text:p></office:annotation><office:annotation office:name="__Annotation__198_1869657861"><dc:creator>Jan Tichý</dc:creator><dc:date>2017-05-04T23:54:06</dc:date><text:p><text:span text:style-name="T8">_Znovu otevřeno_</text:span></text:p></office:annotation><office:annotation office:name="__Annotation__196_1869657861"><dc:creator>Jaroslav Farkaš</dc:creator><dc:date>2017-05-04T23:49:35</dc:date><text:p><text:span text:style-name="T8">_Označeno jako vyřešené_</text:span></text:p></office:annotation><office:annotation office:name="__Annotation__194_1869657861"><dc:creator>Jaroslav Farkaš</dc:creator><dc:date>2017-05-04T23:42:46</dc:date><text:p><text:span text:style-name="T8">zas aby sme to nezľahčili príliš</text:span></text:p></office:annotation><office:annotation office:name="__Annotation__192_1869657861"><dc:creator>Jan Tichý</dc:creator><dc:date>2017-05-04T23:31:03</dc:date><text:p><text:span text:style-name="T8">Je to trochu opatrná formulace, možná zbytečně moc. O potvrzených reportech SS nevím, vím jen, že dle anekdot někteří po kombinaci psychedelik s AD a <text:s/>tramadolem prožili somaticky nepříjemný stavy rázu panický ataky <text:s/>nebo i některejma symptomama SS. Jiní zas u AD popisujou jenom oslabení účinku psychedelika.</text:span></text:p><text:p/><text:p><text:span text:style-name="T8"><text:s/></text:span><text:span text:style-name="T8">Každopádně vzhledem k tomu, že nejspíš nemáme potvrzený důvěryhodný zdroj, bychom to vyjádření mohli minimálně zjemnit. Za sebe bych zmínku o SS možná nakonec klidně i vynechal.</text:span></text:p></office:annotation><office:annotation office:name="__Annotation__190_1869657861"><dc:creator>Jaroslav Farkaš</dc:creator><dc:date>2017-05-04T22:07:21</dc:date><text:p><text:span text:style-name="T8">Serotoníový syndróm aj pri SSRI, SNRI?</text:span></text:p></office:annotation><office:annotation office:name="__Annotation__188_1869657861"><dc:creator>Jaroslav Farkaš</dc:creator><dc:date>2016-10-22T02:11:00</dc:date><text:p><text:span text:style-name="T8">+jtichy24@gmail.com</text:span></text:p></office:annotation><office:annotation office:name="__Annotation__186_1869657861"><dc:creator>Jaroslav Farkaš</dc:creator><dc:date>2017-05-05T00:17:23</dc:date><text:p><text:span text:style-name="T8">AK by to platilo i pre LSD a iné klasické psychedeliká, bolo by fajn to pridať aj do ostatných factsheetov</text:span></text:p></office:annotation><text:span text:style-name="T1">Marihuana</text:span>: Marihuana  účinek psychedelik nepředvídatelně zesiluje a výsledná intenzita může být překvapivá a nepříjemná.</text:p>
        </text:list-item>
        <text:list-item>
          <text:p text:style-name="P5"><text:span text:style-name="T1">Stimulanty</text:span>: Stimulanty zesilují úzkost a zvyšují riziko vzniku myšlenkových kruhů, které mohou být pro uživatele velice nepříjemné.</text:p>
        </text:list-item>
        <text:list-item>
          <text:p text:style-name="P5"><text:span text:style-name="T1">Antidepresiva</text:span> (např. SSRI, SNRI, IMAO): Kombinace psychedelik s antidepresivy může nepředvídatelně změnit průběh intoxikace a může dojít i k život ohrožujícímu stavu zvanému serotoninový syndrom. Zvláště nebezpečné jsou kombinace s inhibitory MAO (např. lék Aurorix s účinnou látkou moklobemidem). </text:p>
        </text:list-item>
        <text:list-item>
          <text:p text:style-name="P5"><text:span text:style-name="T1">Tramadol</text:span>: Léky na bolest obsahující tramadol zvyšují pravděpodobnost vzniku epileptického záchvatu a v kombinaci s psychedeliky může toto riziko být ještě vyšší. Rizikem je také možný rozvoj serotoninového syndromu.</text:p>
        </text:list-item>
        <text:list-item>
          <text:p text:style-name="P5"><text:span text:style-name="T1">JINÉ</text:span>: Lysohlávky nebo psilocybin byste neměli užívat, pokud trpíte jakýmkoli <text:span text:style-name="T1">psychotickým onemocněním</text:span>, <text:span text:style-name="T1">epilepsií</text:span>, <text:span text:style-name="T1">vysokým krevním tlakem</text:span> nebo <text:span text:style-name="T1">onemocněním srdce</text:span>. Mnoho onemocnění nebylo v této souvislosti prozkoumáno, takže zvýšené riziko se u nich může vyskytovat také.<office:annotation-end office:name="__Annotation__186_1869657861"/><office:annotation-end office:name="__Annotation__188_1869657861"/><office:annotation-end office:name="__Annotation__190_1869657861"/><office:annotation-end office:name="__Annotation__192_1869657861"/><office:annotation-end office:name="__Annotation__194_1869657861"/><office:annotation-end office:name="__Annotation__196_1869657861"/><office:annotation-end office:name="__Annotation__198_1869657861"/><office:annotation-end office:name="__Annotation__200_1869657861"/><office:annotation-end office:name="__Annotation__202_1869657861"/><office:annotation-end office:name="__Annotation__204_1869657861"/></text:p>
        </text:list-item>
      </text:list>
      <text:p text:style-name="P14"><text:bookmark text:name="_2s8eyo1"/><text:soft-page-break/><text:span text:style-name="T3">Stav v ČR</text:span> </text:p>
      <text:list xml:id="list6170834689387758823" text:style-name="WWNum2">
        <text:list-item>
          <text:p text:style-name="P6"><text:bookmark text:name="_17dp8vu"/>Pěstování, přechovávání nebo předávání jiné osobě je trestné.</text:p>
        </text:list-item>
        <text:list-item>
          <text:p text:style-name="P6">Závažnost je posuzována dle množství držené látky.</text:p>
        </text:list-item>
        <text:list-item>
          <text:p text:style-name="P6">Za množství „větší než malé“ je v ČR považováno nad 40 plodnic halucinogenních hub (nebo množství obsahující nad 50 mg psilocinu či odpovídajícího množství psilocybinu, tj. přibližně 70 mg). Držení většího než malého množství lysohlávek již může být posuzováno ne jako přestupek, ale jako trestný čin [1].</text:p>
        </text:list-item>
      </text:list>
      <text:p text:style-name="P1"/>
      <text:p text:style-name="P13"><text:bookmark text:name="_3rdcrjn"/>Zadní strana</text:p>
      <text:p text:style-name="P1">Psilocybin, systematickým názvem O-fosforyl-4-hydroxy-N,N-dimethyltryptamin, je obsažen v řadě halucinogenních hub (např. rody <text:span text:style-name="T2">Psilocybe</text:span>, <text:span text:style-name="T2">Copelandia</text:span>, <text:span text:style-name="T2">Panaeolus</text:span>, <text:span text:style-name="T2">Conocybe</text:span>) a téměř vždy se užívá v této své přirozené podobě. Psilocybinové houby byly pravděpodobně součástí lidské historie po mnoho tisíciletí. Užívali je domorodí Američané, převážně ve Střední Americe, ale také <text:line-break/>v oblastech sahajících až daleko na jih, k Chile. Z období okolo 5000 let př. n. l. se dochovaly starověké malby vyobrazující houbami pokryté postavy, nalezené v jeskyních Tassili severního Alžírska. Ve Střední i Jižní Americe se z pozdější doby nacházejí chrámy „bohů hub“ a kameny tesané do jejich tvaru. První psané zmínky obsahují rukopisy a malby španělských kolonizátorů Mexika ze šestnáctého století – popisují a vyobrazují posvátné houby užívané při rituálech nazývané <text:span text:style-name="T2">teonanácatl</text:span>. Tyto houby roku 1956 Robert G. Wasson dovezl do Evropy, aby z nich Albert Hofmann izoloval účinnou látku – psilocybin [2]. Následovalo několikaleté období výzkumu psychoaktivních účinků, dokud nebyl psilocybin, spolu s LSD a ostatními psychedeliky, postaven mimo zákon roku 1968.</text:p>
      <text:p text:style-name="P1"/>
      <text:p text:style-name="P3"><text:span text:style-name="T1">Účinky</text:span></text:p>
      <text:p text:style-name="P7">Po požití je střevní sliznicí absorbováno kolem 50% celkového množství. Aktivně psychedelicky působící psilocin vzniká z psilocybinu až v zažívacím traktu. Typická dávka (perorálně) je okolo 15 mg ±0,2 mg/kg. Účinek nastupuje během 20–40 min, s maximem  v 60–90 min, a trvá 4–6 h [3]. Intenzita a délka působení je závislá na dávce. Psychicky zaznamenatelná dávka může být již od 3 mg: jasnější barvy, „šimrání“ v břiše, hudba může znít bohatší a živější. Za dávku spolehlivě psychoaktivní se považuje 3–10 mg: barvy a kontury se stávají jasnými, běžné předměty upoutávají pozornost, okolí se začíná hýbat a „dýchat“. Za zavřenýma očima se zjevují dvourozměrné geometrické obrazce. Obvyklé jsou neuspořádané návaly myšlenek, porušení krátkodobé paměti a značné zvýšení abstraktního myšlení. Po dávkách nad 10 mg dochází k velice jasným vizím, vše se hýbe, na stěnách a plochách jsou vidět kaleidoskopické a fraktální vzory. Člověk si může být více vědom činnosti vnitřních orgánů nebo jinak vnímat a cítit části těla. Je citlivější na tváře, gesta a změny ve svém okolí. Za zavřenými víčky se zjevují vibrující, dýchající, barevné mnoharozměrné vzory, často s motivy krajin, budov, bytostí a vzpomínek. Nastává tzv. smyslová synestezie – je např. „vidět zvuk“ (zvukový podnět vyvolá zrakový vjem). Odhad času je silně narušený a jednoduché úkony jako například chůze nebo řeč se stávají obtížnými. Silné dávky přes 25 mg již způsobují spíše niterné prožitky, tj jedinec je ponořen do „vnitřního světa“. Předměty se slévají s ostatními předměty a promlouvají k člověku. Začíná docházet ke ztrátě vnější reality, čas ztrácí význam, smysly spolu splývají. Nastávají hluboké změny ve vnímání sebe sama, může se rozpustit hranice mezi vlastní osobností a okolním světem. Společné bývají introspektivní reflexe s hlubokými, někdy i bolestnými vhledy do sebe sama, do povahy lidstva nebo vesmíru. Dávka 50 mg by mohla být považována za pomyslnou hranici „nasycení“, za níž jsou rozdíly zanedbatelné: dochází k celkové ztrátě smyslového spojení s okolním světem i vlastní identity. Čas se zdá nekonečný a člověk splývá s prostorem i celým vesmírem. Uživatelé tento stav popisují jako všeobsahující přítomnost, univerzální moudrost, boha, lásku, prázdnotu, transcendentní jednotu či osvícení. Stav může vyústit v prožitek smrti a znovuzrození doprovázený patřičnými pocity silné úzkosti anebo radosti. V některých případech je vyvrcholením mystická extáze, v níž se ve zdánlivě nekonečném okamžiku zdají být veškeré spory smířené, všechny otázky zodpovězené, všechny chtíče uspokojené či irelevantní a veškerá existence je zahrnuta v jediném prožitku, ve kterém se zdá být neomezená, věčná a nepopsatelná [3, 4].<text:line-break/> <text:s text:c="4"/>V lidském těle lze psilocybin i psilocin detekovat v krevní plasmě 20–40 min po perorálním (ústním) podání. Maximálních hodnot je dosaženo mezi 80–105 minutami a detekovat ho lze ještě 6 hodin. Většina se vyloučí během 3 hodin, do 24 hodin je vyloučen úplně (±65 % je vyloučeno močí, dalších 15–20 % žlučí a stolicí) [5, 6]. Z hlediska účinnosti (tzn. jaké dávky je třeba pro vyvolání srovnatelného účinku) je psilocybin 45krát méně účinný než LSD a 66krát účinnější než meskalin [7]. V porovnání s LSD a meskalinem je dle výpovědí psilocybinová zkušenost vlídnější – méně „doráží“ na psychiku člověka a nemá tendenci ho izolovat, spíše naopak: má sklon vytvářet vztahy mezi lidmi a vtahovat je do komunikace [3].</text:p>
      <text:p text:style-name="P3"/>
      <text:p text:style-name="P3"><text:span text:style-name="T1">Rizika</text:span></text:p>
      <text:p text:style-name="P7">Ve vysokých dávkách může vyvolat třes, závratě, slabost, ospalost, zívání, parestezii (brnění), nevolnost a zvracení. Psilocybin není toxický, nezpůsobuje poškození žádného orgánu, ani nenavozuje závislost. Při jeho užívání ve formě hub je však třeba opatrnosti, protože houby mohou obsahovat dosud neprozkoumané látky, které mohou zatěžovat játra. Kombinace lysohlávek s alkoholem a léky tak mohou být potenciálně nebezpečné. K  účinku psilocybinu vzniká okamžitá tolerance, která při opakovaném užívání v krátkém odstupu (méně než 48 hodin) může vést k úplné ztrátě účinnosti. Stejného efektu lze dosáhnout při stejné dávce až po delším časovém odstupu (v řádu dní). V případě kombinování s jinými klasickými psychedeliky dochází i ke zkřížené toleranci (např. po požití LSD vznikne tolerance i k psilocybinu) [2]. <text:s/>Je znám jediný sporný případ úmrtí <text:line-break/>v důsledku předávkování (muž, požil syrové <text:span text:style-name="T2">P. semilanceata</text:span> několikrát v průběhu dne, celková odhadovaná dávka 150 mg) [8]. <text:s/>Pro potkany je smrtelná dávka přibližně 640krát vyšší než dávka účinná [2]. Rizika užití psilocybinu jsou vždy spojená s jeho psychickými účinky, nikoliv fyzickými. Může dojít ke zkreslenému vnímání jakéhokoliv smyslového vjemu, pojetí sebe sama i světa kolem. Nejnebezpečnějším možným důsledkem je stav všeobecně známý jako „bad trip,“ který je charakterizován náhlou úzkostí a strachem. Může se vystupňovat ve znepokojující stavy paniky <text:line-break/>a paranoie doprovázené pseudohalucinacemi. Dle Timothy Learyho je každý bad trip spojen se strachem ze ztráty vlastního já a snaha si jej udržet tento stav prohlubuje (bludný kruh). Smrtelné případy byly zaznamenány při nehodách a výjimečně v situacích, kdy byl dotyčný přesvědčen o svých nadlidských schopnostech, například schopnosti létat. V roce 2015 bylo na vzorku 135 000 lidí silně naznačeno, že užívání psilocybinu (na rozdíl od např. marihuany) nezvyšuje pravděpodobnost rozvoje jakýchkoliv psychických problémů či poruch, ani nemůže být spojováno se sebevražednými sklony [9]. <text:line-break/>V žebříčku multikriteriálního hodnocení nebezpečnosti (pro uživatele samotného i pro společnost) dvaceti nejčastěji zneužívaných drog se psilocybin nachází na posledním místě se šesti výslednými body (pro srovnání: alkohol 72, heroin 55, crack 54, přičemž vyšší hodnota značí vyšší nebezpečnost) [10]. Nejčastěji v důsledku nezodpovědného (špatný set a setting) nebo dlouhodobého užívání se mohou ojediněle vyskytnout tzv. „flashbacky“ (krátkodobý návrat stavu jako po požití drogy či prožitek negativních emocí spojených s traumatickým zážitkem při intoxikaci) nebo zcela výjimečně HPPD (hallucinogen persisting perception disorder) – přetrvávající porucha vnímání, která se většinou projevuje vizuálně jako geometrické halucinace, falešné vnímání pohybu v periferiích zorného pole, záblesky barev, intenzivnější barvy, stopy pohybujících se objektů, pozitivní paobrazy, světelné kruhy kolem předmětů atp. Výskyt této poruchy je extrémně vzácný a v odborných kruzích se vedou diskuse, zda se po intoxikaci psilocybinem vůbec vyskytuje [11-13].</text:p>
      <text:p text:style-name="P3"><text:span text:style-name="T5">Terapeutické využití</text:span></text:p>
      <text:p text:style-name="P8">Četné studie dokládají významné dlouhodobé pozitivní změny v osobním životě spojené s užitím psychedelik. Většina z dotazovaných uvádí tuto zkušenost jako svůj nejvýznamnější osobní zážitek vůbec. Zaznamenány jsou pozitivní změny v pohledu na svět, subjektivních hodnotách, vnímání osobních problémů, vztahu k vlastnímu tělu, ostatním lidem a přírodě, estetickém vnímání a postoji ke změněným stavům vědomí [14–16].</text:p>
      <text:p text:style-name="P9">V psychedelické terapii se psilocybin setkal s úspěšností v léčbě neurotických poruch, závislostí [17] úzkosti a deprese ze smrti u pacientů v terminálním stadiu rakoviny [18, 19]. Prokázána byla také zlepšení při použití u obsedantně kompulzivních poruch [20, 21], deprese [22] a cluster headaches (návaly bolesti hlavy) [23].</text:p>
      <text:p text:style-name="P11"><text:span text:style-name="T1">Doporučení </text:span></text:p>
      <text:p text:style-name="P9"><text:bookmark text:name="_3dlgh49x90lk"/>Průběh intoxikace předurčuje dávka, okolní prostředí (setting) a aktuální naladění dotyčného (set). Set v sobě zahrnuje vše, co si každý z nás s sebou nese – strukturu osobnosti, svou momentální náladu, očekávání a zkušenosti. Setting představuje prostředí, v jakém se zrovna nacházíme – naše okolí, jeho známost, počasí, denní doba, počet zúčastněných a náš vztah s nimi. Zásadní je také nekombinovat psilocybin s jinými drogami, především alkoholem. Vzhledem k obvyklému způsobu užívání (plodnice hub) je třeba dbát zvýšené opatrnosti při případném sběru. Právě záměny s jinými druhy hub představují největší riziko spojené s jejich experimentováním. Pozornost je nutné věnovat i výši dávky. Obsah účinné látky v houbách se totiž předem dá jen těžko určit. Velice hrubě lze přepočítávat množství lysohlávek jako: 10 g čerstvých = 1 g sušených = 10 mg účinné látky. Běžným důsledkem užití psilocybinu je sucho v ústech, mizí potřeba jíst a spát, častý je nekontrolovatelný smích.</text:p>
      <text:p text:style-name="P9"><text:bookmark text:name="_26in1rg"/>Obecně je v průběhu intoxikace psychedelickými látkami vhodná přítomnost osoby, která je obeznámena s množstvím a typem užité látky a dohlíží na intoxikované. Je vhodné, aby tato osoba měla s užitím psychedelik pokud možno vlastní zkušenost. Zejména u vyšších dávek (nad 20 mg psilocybinu) je vhodné tiché prostředí s bezpečným zázemím a přítomnost asistenta (sittera), který se plně věnuje jednomu intoxikovanému jedinci. Pro případ silných úzkostných reakcí je vhodné prostředí s minimem okolních podnětů a psychoterapeutická pomoc. Až v druhé řadě je vhodné přistoupit k nouzové první pomocí podáním anxiolytika diazepamu či antipsychotika quetiapinu lékařem (antipsychotikum haloperidol naopak úzkostnou reakci zesiluje) <text:s/>[24].</text:p>
      <text:p text:style-name="P10"><text:span text:style-name="T5">Seznam literatury</text:span></text:p>
      <text:p text:style-name="P10"><text:span text:style-name="T6"><text:s/></text:span></text:p>
      <text:p text:style-name="P12"><text:soft-page-break/><text:span text:style-name="T6">[1] <text:s text:c="4"/><text:tab/>R. Metzner, </text:span><text:span text:style-name="T7">Sacred Mushroom of Visions: Teonanácatl</text:span><text:span text:style-name="T6">. Rochester, Vermont: Park Street Press, 2005.</text:span></text:p>
      <text:p text:style-name="P12"><text:span text:style-name="T6">[2] <text:s text:c="4"/><text:tab/>F. Tylš, T. Páleníček, and J. Horáček, “Psilocybin - Summary of knowledge and new perspectives,” </text:span><text:span text:style-name="T7">Eur. Neuropsychopharmacol.</text:span><text:span text:style-name="T6">, vol. 24, pp. 342–356, 2014.</text:span></text:p>
      <text:p text:style-name="P12"><text:span text:style-name="T6">[3] <text:s text:c="4"/><text:tab/>P. Stafford, </text:span><text:span text:style-name="T7">Encyklopedie psychedelických látek</text:span><text:span text:style-name="T6">. VOLVOX GLOBATOR, 1997.</text:span></text:p>
      <text:p text:style-name="P12"><text:span text:style-name="T6">[4] <text:s text:c="4"/><text:tab/>L. Grinspoon and J. B. Bakalar, </text:span><text:span text:style-name="T7">Psychedelic Reflections</text:span><text:span text:style-name="T6">, 1. ed. New York: Human Sciences Press, Inc., 1983.</text:span></text:p>
      <text:p text:style-name="P12"><text:span text:style-name="T6">[5] <text:s text:c="4"/><text:tab/>F. Hasler, D. Bourquin, R. Brenneisen, and F. X. Vollenweider, “Renal excretion profiles of psilocin following oral administration of psilocybin: a controlled study in man.,” </text:span><text:span text:style-name="T7">J. Pharm. Biomed. Anal.</text:span><text:span text:style-name="T6">, vol. 30, no. 2, pp. 331–9, Sep. 2002.</text:span></text:p>
      <text:p text:style-name="P12"><text:span text:style-name="T6">[6] <text:s text:c="4"/><text:tab/>T. Passie, J. Seifert, U. Schneider, and H. M. Emrich, “The pharmacology of psilocybin.,” </text:span><text:span text:style-name="T7">Addict. Biol.</text:span><text:span text:style-name="T6">, vol. 7, no. 4, pp. 357–364, 2002.</text:span></text:p>
      <text:p text:style-name="P12"><text:span text:style-name="T6">[7] <text:s text:c="4"/><text:tab/>A. B. Wolbach, E. J. Miner, and H. Isbell, “Comparison of Psilocin with Psilocybin , Mescaline and LSD-25,” </text:span><text:span text:style-name="T7">Psychopharmacologia</text:span><text:span text:style-name="T6">, vol. 223, no. 3, pp. 219–223, 1962.</text:span></text:p>
      <text:p text:style-name="P12"><text:span text:style-name="T6">[8] <text:s text:c="4"/><text:tab/>A. Gerault and D. Picart, “INTOXICATION MORTELLE A LA SUITE DE LA CONSOMMATION VOLONTAIRE ET EN GROUPE DE CHAMPIGNONS HALLUCINOGENES,” </text:span><text:span text:style-name="T7">Bull.Soc. Mycol. France, t. 112, p.1-14</text:span><text:span text:style-name="T6">, 1996. [Online]. Available: http://www.lycaeum.org/drugs.old/plants/mushrooms/fatal-report.html. [Accessed: 02-Apr-2014].</text:span></text:p>
      <text:p text:style-name="P12"><text:span text:style-name="T6">[9] <text:s text:c="4"/><text:tab/>P.-Ø. Johansen and T. S. Krebs, “Psychedelics not linked to mental health problems or suicidal behavior: <text:line-break/>A population study,” </text:span><text:span text:style-name="T7">J. Psychopharmacol.</text:span><text:span text:style-name="T6">, vol. 29, no. 3, pp. 270–279, 2015.</text:span></text:p>
      <text:p text:style-name="P12"><text:span text:style-name="T6">[10] <text:s text:c="2"/><text:tab/>D. J. Nutt, L. A. King, and L. D. Phillips, “Drug harms in the UK: A multicriteria decision analysis,” </text:span><text:span text:style-name="T7">Lancet</text:span><text:span text:style-name="T6">, vol. 376, no. 9752, pp. 1558–1565, 2010.</text:span></text:p>
      <text:p text:style-name="P12"><text:span text:style-name="T6">[11] <text:s text:c="2"/><text:tab/>R. J. Strassman, “Adverse Reactions to Psychedelic Drugs - A Review of the Literature,” </text:span><text:span text:style-name="T7">J. Nerv. Ment. Dis.</text:span><text:span text:style-name="T6">, 1984.</text:span></text:p>
      <text:p text:style-name="P12"><text:span text:style-name="T6">[12] <text:s text:c="2"/><text:tab/>J. Halpern, “Hallucinogen persisting perception disorder: what do we know after 50 years?,” </text:span><text:span text:style-name="T7">Drug Alcohol Depend.</text:span><text:span text:style-name="T6">, vol. 69, no. 2, pp. 109–119, 2003.</text:span></text:p>
      <text:p text:style-name="P12"><text:span text:style-name="T6">[13] <text:s text:c="2"/><text:tab/>J. van Amsterdam, A. Opperhuizen, and W. van den Brink, “Harm potential of magic mushroom use: a review.,” </text:span><text:span text:style-name="T7">Regul. Toxicol. Pharmacol.</text:span><text:span text:style-name="T6">, vol. 59, no. 3, pp. 423–9, Apr. 2011.</text:span></text:p>
      <text:p text:style-name="P12"><text:span text:style-name="T6">[14] <text:s text:c="2"/><text:tab/>R. R. Griffiths, M. W. Johnson, W. a. Richards, B. D. Richards, U. McCann, and R. Jesse, “Psilocybin occasioned mystical-type experiences: immediate and persisting dose-related effects,” </text:span><text:span text:style-name="T7">Psychopharmacology (Berl).</text:span><text:span text:style-name="T6">, vol. 218, no. 4, pp. 649–665, 2011.</text:span></text:p>
      <text:p text:style-name="P12"><text:span text:style-name="T6">[15] <text:s text:c="2"/><text:tab/>R. L. Carhart-Harris and D. J. Nutt, “Experienced drug users assess the relative harms and benefits of drugs: <text:line-break/>a web-based survey,” </text:span><text:span text:style-name="T7">Journal of Psychoactive Drugs</text:span><text:span text:style-name="T6">, vol. 45, no. 4. pp. 322–328, 2013.</text:span></text:p>
      <text:p text:style-name="P12"><text:span text:style-name="T6">[16] <text:s text:c="2"/><text:tab/>R. R. Griffiths, W. a. Richards, U. McCann, and R. Jesse, “Psilocybin can occasion mystical-type experiences having substantial and sustained personal meaning and spiritual significance,” </text:span><text:span text:style-name="T7">Psychopharmacology (Berl).</text:span><text:span text:style-name="T6">, vol. 187, no. 3, pp. 268–283, 2006.</text:span></text:p>
      <text:p text:style-name="P12"><text:span text:style-name="T6">[17] <text:s text:c="2"/><text:tab/>M. P. Bogenschutz, A. A. Forcehimes, J. A. Pommy, C. E. Wilcox, P. C. R. Barbosa, and R. J. Strassman, “Psilocybin-assisted treatment for alcohol dependence: A proof-of-concept study,” </text:span><text:span text:style-name="T7">J. Psychopharmacol.</text:span><text:span text:style-name="T6">, vol. 29, no. 3, pp. 289–299, 2015.</text:span></text:p>
      <text:p text:style-name="P12"><text:span text:style-name="T6">[18] <text:s text:c="2"/><text:tab/>L. Grinspoon and J. B. Bakalar, “The psychedelic drug therapies.,” </text:span><text:span text:style-name="T7">Curr. Psychiatr. Ther.</text:span><text:span text:style-name="T6">, vol. 20, pp. 275–283, 1981.</text:span></text:p>
      <text:p text:style-name="P12"><text:span text:style-name="T6">[19] <text:s text:c="2"/><text:tab/>C. S. Grob, A. L. Danforth, G. S. Chopra, M. Hagerty, C. R. McKay, A. L. Halberstadt, and G. R. Greer, “Pilot study of psilocybin treatment for anxiety in patients with advanced-stage cancer.,” </text:span><text:span text:style-name="T7">Arch. Gen. Psychiatry</text:span><text:span text:style-name="T6">, vol. 68, no. 1, pp. 71–78, 2011.</text:span></text:p>
      <text:p text:style-name="P12"><text:span text:style-name="T6">[20] <text:s text:c="2"/><text:tab/>F. a Moreno, C. B. Wiegand, E. K. Taitano, and P. L. Delgado, “Safety, tolerability, and efficacy of psilocybin in <text:line-break/>9 patients with obsessive-compulsive disorder.,” </text:span><text:span text:style-name="T7">J. Clin. Psychiatry</text:span><text:span text:style-name="T6">, vol. 67, no. 11, pp. 1735–1740, 2006.</text:span></text:p>
      <text:p text:style-name="P12"><text:span text:style-name="T6">[21] <text:s text:c="2"/><text:tab/>H. L. Leonard and J. L. Rapoport, “Relief of obsessive-compulsive symptoms by LSD and psilocin,” </text:span><text:span text:style-name="T7">Am. J. Psychiatry</text:span><text:span text:style-name="T6">, vol. 144, no. 9, pp. 1239–40, 1987.</text:span></text:p>
      <text:p text:style-name="P12"><text:soft-page-break/><text:span text:style-name="T6">[22] <text:s text:c="2"/><text:tab/>F. X. Vollenweider and M. Kometer, “The neurobiology of psychedelic drugs: implications for the treatment of mood disorders,” </text:span><text:span text:style-name="T7">Nat. Rev. Neurosci.</text:span><text:span text:style-name="T6">, vol. 11, no. 9, pp. 642–651, 2010.</text:span></text:p>
      <text:p text:style-name="P12"><text:span text:style-name="T6">[23] <text:s text:c="2"/><text:tab/>R. A. Sewell, J. H. Halpern, and H. G. Pope, “Response of cluster headache to psilocybin and LSD,” </text:span><text:span text:style-name="T7">Neurology</text:span><text:span text:style-name="T6">, vol. 66, no. 12, pp. 1920–1922, 2006.</text:span></text:p>
      <text:p text:style-name="P12"><text:bookmark text:name="_awhm54vw3rg"/><text:span text:style-name="T6">[24] <text:s text:c="2"/><text:tab/>M. Johnson, W. Richards, and R. Griffiths, “Human hallucinogen research: guidelines for safety.,” </text:span><text:span text:style-name="T7">J. Psychopharmacol.</text:span><text:span text:style-name="T6">, vol. 22, no. 6, pp. 603–620, 2008.</text:span></text:p>
      <text:p text:style-name="P12"><text:bookmark text:name="_lnxbz9"/><text:span text:style-name="T6">[25]<text:tab/>K.Gotvaldová. “Analýza psychoaktivních látek v houbách rodu psilocybe metodou LC-MS”. Prezentace výsledků bakalářské práce pro CZEPS, 201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Arial" svg:font-family="Arial"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15%" fo:keep-together="always" fo:keep-with-next="always"/>
      <style:text-properties fo:color="#000000" style:font-name="Arial" fo:font-family="Arial" style:font-family-generic="roman" style:font-pitch="variable" fo:font-size="20pt" fo:font-weight="normal" style:font-name-asian="Arial2" style:font-family-asian="Arial" style:font-family-generic-asian="system" style:font-pitch-asian="variable" style:font-size-asian="20pt" style:font-weight-asian="normal" style:font-name-complex="Arial2" style:font-family-complex="Arial"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15%" fo:keep-together="always" fo:keep-with-next="always"/>
      <style:text-properties fo:color="#000000" style:font-name="Arial" fo:font-family="Arial" style:font-family-generic="roman" style:font-pitch="variable" fo:font-size="16pt" fo:font-weight="normal" style:font-name-asian="Arial2" style:font-family-asian="Arial" style:font-family-generic-asian="system" style:font-pitch-asian="variable" style:font-size-asian="16pt" style:font-weight-asian="normal" style:font-name-complex="Arial2" style:font-family-complex="Arial"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15%" fo:keep-together="always" fo:keep-with-next="always"/>
      <style:text-properties fo:color="#434343" style:font-name="Arial" fo:font-family="Arial" style:font-family-generic="roman" style:font-pitch="variable" fo:font-size="14pt" fo:font-weight="normal" style:font-name-asian="Arial2" style:font-family-asian="Arial" style:font-family-generic-asian="system" style:font-pitch-asian="variable" style:font-size-asian="14pt" style:font-weight-asian="normal" style:font-name-complex="Arial2"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15%" fo:keep-together="always" fo:keep-with-next="always"/>
      <style:text-properties fo:color="#666666" style:font-name="Arial" fo:font-family="Arial" style:font-family-generic="roman" style:font-pitch="variable" fo:font-size="12pt" fo:font-weight="normal" style:font-name-asian="Arial2" style:font-family-asian="Arial" style:font-family-generic-asian="system" style:font-pitch-asian="variable" style:font-size-asian="12pt" style:font-weight-asian="normal" style:font-name-complex="Arial2"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15%" fo:keep-together="always" fo:keep-with-next="always"/>
      <style:text-properties fo:color="#666666" style:font-name="Arial" fo:font-family="Arial" style:font-family-generic="roman" style:font-pitch="variable" fo:font-size="11pt" fo:font-weight="normal" style:font-name-asian="Arial2" style:font-family-asian="Arial" style:font-family-generic-asian="system" style:font-pitch-asian="variable" style:font-size-asian="11pt" style:font-weight-asian="normal" style:font-name-complex="Arial2" style:font-family-complex="Arial"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15%" fo:keep-together="always" fo:keep-with-next="always"/>
      <style:text-properties fo:color="#666666" style:font-name="Arial" fo:font-family="Arial" style:font-family-generic="roman" style:font-pitch="variable" fo:font-size="11pt" fo:font-style="italic" fo:font-weight="normal" style:font-name-asian="Arial2" style:font-family-asian="Arial" style:font-family-generic-asian="system" style:font-pitch-asian="variable" style:font-size-asian="11pt" style:font-style-asian="italic" style:font-weight-asian="normal" style:font-name-complex="Arial2" style:font-family-complex="Arial"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15%" fo:keep-together="always" fo:keep-with-next="always"/>
      <style:text-properties fo:color="#000000" style:font-name="Arial" fo:font-family="Arial" style:font-family-generic="roman" style:font-pitch="variable" fo:font-size="26pt" fo:font-weight="normal" style:font-name-asian="Arial2" style:font-family-asian="Arial" style:font-family-generic-asian="system" style:font-pitch-asian="variable" style:font-size-asian="26pt" style:font-weight-asian="normal" style:font-name-complex="Arial2" style:font-family-complex="Arial"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15%" fo:keep-together="always" fo:keep-with-next="always"/>
      <style:text-properties fo:color="#666666" style:font-name="Arial" fo:font-family="Arial" style:font-family-generic="roman" style:font-pitch="variable" fo:font-size="15pt" fo:font-style="italic" fo:font-weight="normal" style:font-name-asian="Arial2" style:font-family-asian="Arial" style:font-family-generic-asian="system" style:font-pitch-asian="variable" style:font-size-asian="15pt" style:font-style-asian="italic" style:font-weight-asian="normal" style:font-name-complex="Arial2" style:font-family-complex="Arial" style:font-family-generic-complex="system" style:font-pitch-complex="variable" style:font-size-complex="15pt"/>
    </style:style>
    <style:style style:name="ListLabel_20_1" style:display-name="ListLabel 1"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 style:display-name="ListLabel 2"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 style:display-name="ListLabel 3"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 style:display-name="ListLabel 4"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 style:display-name="ListLabel 5"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 style:display-name="ListLabel 6"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 style:display-name="ListLabel 7"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 style:display-name="ListLabel 8"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 style:display-name="ListLabel 9"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 style:display-name="ListLabel 1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1" style:display-name="ListLabel 1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2" style:display-name="ListLabel 1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3" style:display-name="ListLabel 1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4" style:display-name="ListLabel 1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5" style:display-name="ListLabel 1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6" style:display-name="ListLabel 1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7" style:display-name="ListLabel 1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8" style:display-name="ListLabel 1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9" style:display-name="ListLabel 1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0" style:display-name="ListLabel 2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1" style:display-name="ListLabel 2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2" style:display-name="ListLabel 2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3" style:display-name="ListLabel 2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4" style:display-name="ListLabel 2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5" style:display-name="ListLabel 2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6" style:display-name="ListLabel 2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7" style:display-name="ListLabel 2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1.25in" fo:margin-left="0.5in"/>
        </style:list-level-properties>
        <style:text-properties style:font-name="Arial1"/>
      </text:list-level-style-bullet>
      <text:list-level-style-bullet text:level="2" text:style-name="ListLabel_20_2" style:num-suffix="o" text:bullet-char="o">
        <style:list-level-properties text:list-level-position-and-space-mode="label-alignment">
          <style:list-level-label-alignment text:label-followed-by="listtab" fo:text-indent="2.75in" fo:margin-left="1in"/>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4.25in" fo:margin-left="1.5in"/>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5.75in" fo:margin-left="2in"/>
        </style:list-level-properties>
        <style:text-properties style:font-name="Arial1"/>
      </text:list-level-style-bullet>
      <text:list-level-style-bullet text:level="5" text:style-name="ListLabel_20_5" style:num-suffix="o" text:bullet-char="o">
        <style:list-level-properties text:list-level-position-and-space-mode="label-alignment">
          <style:list-level-label-alignment text:label-followed-by="listtab" fo:text-indent="7.25in" fo:margin-left="2.5in"/>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8.75in" fo:margin-left="3in"/>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10.25in" fo:margin-left="3.5in"/>
        </style:list-level-properties>
        <style:text-properties style:font-name="Arial1"/>
      </text:list-level-style-bullet>
      <text:list-level-style-bullet text:level="8" text:style-name="ListLabel_20_8" style:num-suffix="o" text:bullet-char="o">
        <style:list-level-properties text:list-level-position-and-space-mode="label-alignment">
          <style:list-level-label-alignment text:label-followed-by="listtab" fo:text-indent="11.75in" fo:margin-left="4in"/>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13.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1.75in" fo:margin-left="0.5in"/>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3.75in" fo:margin-left="1in"/>
        </style:list-level-properties>
        <style:text-properties style:font-name="Arial1"/>
      </text:list-level-style-bullet>
      <text:list-level-style-bullet text:level="3" text:style-name="ListLabel_20_12" style:num-suffix="-" text:bullet-char="-">
        <style:list-level-properties text:list-level-position-and-space-mode="label-alignment">
          <style:list-level-label-alignment text:label-followed-by="listtab" fo:text-indent="5.75in" fo:margin-left="1.5in"/>
        </style:list-level-properties>
        <style:text-properties style:font-name="Arial1"/>
      </text:list-level-style-bullet>
      <text:list-level-style-bullet text:level="4" text:style-name="ListLabel_20_13" style:num-suffix="-" text:bullet-char="-">
        <style:list-level-properties text:list-level-position-and-space-mode="label-alignment">
          <style:list-level-label-alignment text:label-followed-by="listtab" fo:text-indent="7.75in" fo:margin-left="2in"/>
        </style:list-level-properties>
        <style:text-properties style:font-name="Arial1"/>
      </text:list-level-style-bullet>
      <text:list-level-style-bullet text:level="5" text:style-name="ListLabel_20_14" style:num-suffix="-" text:bullet-char="-">
        <style:list-level-properties text:list-level-position-and-space-mode="label-alignment">
          <style:list-level-label-alignment text:label-followed-by="listtab" fo:text-indent="9.75in" fo:margin-left="2.5in"/>
        </style:list-level-properties>
        <style:text-properties style:font-name="Arial1"/>
      </text:list-level-style-bullet>
      <text:list-level-style-bullet text:level="6" text:style-name="ListLabel_20_15" style:num-suffix="-" text:bullet-char="-">
        <style:list-level-properties text:list-level-position-and-space-mode="label-alignment">
          <style:list-level-label-alignment text:label-followed-by="listtab" fo:text-indent="11.75in" fo:margin-left="3in"/>
        </style:list-level-properties>
        <style:text-properties style:font-name="Arial1"/>
      </text:list-level-style-bullet>
      <text:list-level-style-bullet text:level="7" text:style-name="ListLabel_20_16" style:num-suffix="-" text:bullet-char="-">
        <style:list-level-properties text:list-level-position-and-space-mode="label-alignment">
          <style:list-level-label-alignment text:label-followed-by="listtab" fo:text-indent="13.75in" fo:margin-left="3.5in"/>
        </style:list-level-properties>
        <style:text-properties style:font-name="Arial1"/>
      </text:list-level-style-bullet>
      <text:list-level-style-bullet text:level="8" text:style-name="ListLabel_20_17" style:num-suffix="-" text:bullet-char="-">
        <style:list-level-properties text:list-level-position-and-space-mode="label-alignment">
          <style:list-level-label-alignment text:label-followed-by="listtab" fo:text-indent="15.75in" fo:margin-left="4in"/>
        </style:list-level-properties>
        <style:text-properties style:font-name="Arial1"/>
      </text:list-level-style-bullet>
      <text:list-level-style-bullet text:level="9" text:style-name="ListLabel_20_18" style:num-suffix="-" text:bullet-char="-">
        <style:list-level-properties text:list-level-position-and-space-mode="label-alignment">
          <style:list-level-label-alignment text:label-followed-by="listtab" fo:text-indent="17.7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1.75in" fo:margin-left="0.5in"/>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fo:text-indent="3.75in" fo:margin-left="1in"/>
        </style:list-level-properties>
        <style:text-properties style:font-name="Arial1"/>
      </text:list-level-style-bullet>
      <text:list-level-style-bullet text:level="3" text:style-name="ListLabel_20_21" style:num-suffix="-" text:bullet-char="-">
        <style:list-level-properties text:list-level-position-and-space-mode="label-alignment">
          <style:list-level-label-alignment text:label-followed-by="listtab" fo:text-indent="5.75in" fo:margin-left="1.5in"/>
        </style:list-level-properties>
        <style:text-properties style:font-name="Arial1"/>
      </text:list-level-style-bullet>
      <text:list-level-style-bullet text:level="4" text:style-name="ListLabel_20_22" style:num-suffix="-" text:bullet-char="-">
        <style:list-level-properties text:list-level-position-and-space-mode="label-alignment">
          <style:list-level-label-alignment text:label-followed-by="listtab" fo:text-indent="7.75in" fo:margin-left="2in"/>
        </style:list-level-properties>
        <style:text-properties style:font-name="Arial1"/>
      </text:list-level-style-bullet>
      <text:list-level-style-bullet text:level="5" text:style-name="ListLabel_20_23" style:num-suffix="-" text:bullet-char="-">
        <style:list-level-properties text:list-level-position-and-space-mode="label-alignment">
          <style:list-level-label-alignment text:label-followed-by="listtab" fo:text-indent="9.75in" fo:margin-left="2.5in"/>
        </style:list-level-properties>
        <style:text-properties style:font-name="Arial1"/>
      </text:list-level-style-bullet>
      <text:list-level-style-bullet text:level="6" text:style-name="ListLabel_20_24" style:num-suffix="-" text:bullet-char="-">
        <style:list-level-properties text:list-level-position-and-space-mode="label-alignment">
          <style:list-level-label-alignment text:label-followed-by="listtab" fo:text-indent="11.75in" fo:margin-left="3in"/>
        </style:list-level-properties>
        <style:text-properties style:font-name="Arial1"/>
      </text:list-level-style-bullet>
      <text:list-level-style-bullet text:level="7" text:style-name="ListLabel_20_25" style:num-suffix="-" text:bullet-char="-">
        <style:list-level-properties text:list-level-position-and-space-mode="label-alignment">
          <style:list-level-label-alignment text:label-followed-by="listtab" fo:text-indent="13.75in" fo:margin-left="3.5in"/>
        </style:list-level-properties>
        <style:text-properties style:font-name="Arial1"/>
      </text:list-level-style-bullet>
      <text:list-level-style-bullet text:level="8" text:style-name="ListLabel_20_26" style:num-suffix="-" text:bullet-char="-">
        <style:list-level-properties text:list-level-position-and-space-mode="label-alignment">
          <style:list-level-label-alignment text:label-followed-by="listtab" fo:text-indent="15.75in" fo:margin-left="4in"/>
        </style:list-level-properties>
        <style:text-properties style:font-name="Arial1"/>
      </text:list-level-style-bullet>
      <text:list-level-style-bullet text:level="9" text:style-name="ListLabel_20_27" style:num-suffix="-" text:bullet-char="-">
        <style:list-level-properties text:list-level-position-and-space-mode="label-alignment">
          <style:list-level-label-alignment text:label-followed-by="listtab" fo:text-indent="17.7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0.7874in" fo:margin-right="0.7874in" fo:background-color="#ffffff"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7" meta:paragraph-count="107" meta:word-count="2794" meta:character-count="18797" meta:non-whitespace-character-count="16038"/>
    <meta:generator>LibreOfficeDev/5.1.0.3$Linux_X86_64 LibreOffice_project/</meta:generator>
  </office:meta>
</office:document-meta>
</file>